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19ca9f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1a5536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2" style:font-size-complex="12pt" style:font-style-complex="italic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2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2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 style:font-name-complex="Times New Roman2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font-style="normal" officeooo:rsid="019cf784" officeooo:paragraph-rsid="019ca9fd" style:font-style-asian="normal" style:font-name-complex="Times New Roman2" style:font-size-complex="12pt" style:font-style-complex="normal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font-style="normal" officeooo:rsid="019fff59" officeooo:paragraph-rsid="019fff59" style:font-style-asian="normal" style:font-name-complex="Times New Roman2" style:font-size-complex="12pt" style:font-style-complex="normal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9fff59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officeooo:rsid="01b48c9c" officeooo:paragraph-rsid="01b4f3c6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font-style="italic" officeooo:rsid="01b48c9c" officeooo:paragraph-rsid="01b48c9c" style:font-style-asian="italic" style:font-name-complex="Times New Roman2" style:font-size-complex="12pt" style:font-style-complex="italic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2" style:font-size-complex="12pt"/>
    </style:style>
    <style:style style:name="T4" style:family="text">
      <style:text-properties officeooo:rsid="019ca9fd" style:font-name-complex="Times New Roman2" style:font-size-complex="12pt"/>
    </style:style>
    <style:style style:name="T5" style:family="text">
      <style:text-properties officeooo:rsid="019cf784" style:font-name-complex="Times New Roman2" style:font-size-complex="12pt"/>
    </style:style>
    <style:style style:name="T6" style:family="text">
      <style:text-properties officeooo:rsid="019e3d05" style:font-name-complex="Times New Roman2" style:font-size-complex="12pt"/>
    </style:style>
    <style:style style:name="T7" style:family="text">
      <style:text-properties officeooo:rsid="01a088d6" style:font-name-complex="Times New Roman2" style:font-size-complex="12pt"/>
    </style:style>
    <style:style style:name="T8" style:family="text">
      <style:text-properties officeooo:rsid="01a398f9" style:font-name-complex="Times New Roman2" style:font-size-complex="12pt"/>
    </style:style>
    <style:style style:name="T9" style:family="text">
      <style:text-properties officeooo:rsid="01a51333" style:font-name-complex="Times New Roman2" style:font-size-complex="12pt"/>
    </style:style>
    <style:style style:name="T10" style:family="text">
      <style:text-properties officeooo:rsid="01aad25c" style:font-name-complex="Times New Roman2" style:font-size-complex="12pt"/>
    </style:style>
    <style:style style:name="T11" style:family="text">
      <style:text-properties officeooo:rsid="01af8865" style:font-name-complex="Times New Roman2" style:font-size-complex="12pt"/>
    </style:style>
    <style:style style:name="T12" style:family="text">
      <style:text-properties fo:font-style="italic" style:font-style-asian="italic" style:font-name-complex="Times New Roman2" style:font-size-complex="12pt" style:font-style-complex="italic"/>
    </style:style>
    <style:style style:name="T13" style:family="text">
      <style:text-properties fo:font-style="italic" officeooo:rsid="019cf784" style:font-style-asian="italic" style:font-name-complex="Times New Roman2" style:font-size-complex="12pt" style:font-style-complex="italic"/>
    </style:style>
    <style:style style:name="T14" style:family="text">
      <style:text-properties fo:font-style="italic" officeooo:rsid="01b4caa9" style:font-style-asian="italic" style:font-name-complex="Times New Roman2" style:font-size-complex="12pt" style:font-style-complex="italic"/>
    </style:style>
    <style:style style:name="T15" style:family="text">
      <style:text-properties fo:font-weight="bold" style:font-weight-asian="bold" style:font-name-complex="Times New Roman2" style:font-size-complex="12pt" style:font-weight-complex="bold"/>
    </style:style>
    <style:style style:name="T16" style:family="text">
      <style:text-properties fo:font-weight="bold" officeooo:rsid="01aed673" style:font-weight-asian="bold" style:font-name-complex="Times New Roman2" style:font-size-complex="12pt" style:font-weight-complex="bold"/>
    </style:style>
    <style:style style:name="T17" style:family="text">
      <style:text-properties style:font-name="Transliteration1" style:font-name-complex="Times New Roman2" style:font-size-complex="12pt"/>
    </style:style>
    <style:style style:name="T18" style:family="text">
      <style:text-properties style:font-name="Transliteration1" officeooo:rsid="01af8865" style:font-name-complex="Times New Roman2" style:font-size-complex="12pt"/>
    </style:style>
    <style:style style:name="T19" style:family="text">
      <style:text-properties fo:font-style="normal" style:font-style-asian="normal" style:font-name-complex="Times New Roman2" style:font-size-complex="12pt" style:font-style-complex="normal"/>
    </style:style>
    <style:style style:name="T20" style:family="text">
      <style:text-properties fo:font-style="normal" officeooo:rsid="019cf784" style:font-style-asian="normal" style:font-name-complex="Times New Roman2" style:font-size-complex="12pt" style:font-style-complex="normal"/>
    </style:style>
    <style:style style:name="T21" style:family="text">
      <style:text-properties fo:font-style="normal" officeooo:rsid="019df45c" style:font-style-asian="normal" style:font-name-complex="Times New Roman2" style:font-size-complex="12pt" style:font-style-complex="normal"/>
    </style:style>
    <style:style style:name="T22" style:family="text">
      <style:text-properties fo:font-style="normal" officeooo:rsid="01a069bf" style:font-style-asian="normal" style:font-name-complex="Times New Roman2" style:font-size-complex="12pt" style:font-style-complex="normal"/>
    </style:style>
    <style:style style:name="T23" style:family="text">
      <style:text-properties fo:font-style="normal" officeooo:rsid="01a55361" style:font-style-asian="normal" style:font-name-complex="Times New Roman2" style:font-size-complex="12pt" style:font-style-complex="normal"/>
    </style:style>
    <style:style style:name="T24" style:family="text">
      <style:text-properties fo:font-style="normal" officeooo:rsid="01b186c7" style:font-style-asian="normal" style:font-name-complex="Times New Roman2" style:font-size-complex="12pt" style:font-style-complex="normal"/>
    </style:style>
    <style:style style:name="T25" style:family="text">
      <style:text-properties fo:font-style="normal" officeooo:rsid="01b48c9c" style:font-style-asian="normal" style:font-name-complex="Times New Roman2" style:font-size-complex="12pt" style:font-style-complex="normal"/>
    </style:style>
    <style:style style:name="T26" style:family="text">
      <style:text-properties fo:font-style="normal" officeooo:rsid="01b4f3c6" style:font-style-asian="normal" style:font-name-complex="Times New Roman2" style:font-size-complex="12pt" style:font-style-complex="normal"/>
    </style:style>
    <style:style style:name="T27" style:family="text">
      <style:text-properties officeooo:rsid="019bc138"/>
    </style:style>
    <style:style style:name="T28" style:family="text">
      <style:text-properties officeooo:rsid="01a553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27">Bentresh Stela</text:span> (<text:span text:style-name="T27">Louvre C 284</text:span>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9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6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20">References</text:p>
      <text:p text:style-name="P5"/>
      <text:p text:style-name="P6"><text:span text:style-name="T3">[</text:span><text:span text:style-name="T5">C 284</text:span><text:span text:style-name="T3">]<text:tab/></text:span><text:span text:style-name="T7">Stèle de Bakhtan </text:span><text:span text:style-name="T10">[</text:span><text:span text:style-name="T7">CM 463 ; BN 50 ; E 13481 ; C 284</text:span><text:span text:style-name="T10">]</text:span><text:span text:style-name="T7">. Département des Antiquités égyptiennes. </text:span><text:span text:style-name="T8">Louvre </text:span><text:span text:style-name="T9">site des collections. https://collections.louvre.fr/en/ark:/53355/cl010029573</text:span></text:p>
      <text:p text:style-name="P9"/>
      <text:p text:style-name="P13"><text:span text:style-name="T3">[B]<text:tab/><text:tab/>M. Broze. </text:span><text:span text:style-name="T12">La princesse de Bakhtan : Essai d’analyse stylistique. </text:span><text:span text:style-name="T19">Monographies Reine Élisabeth. Fondation gÉyptologique Reine Élisabeth. Bruxelles (1989).</text:span></text:p>
      <text:p text:style-name="P15"/>
      <text:p text:style-name="P7"><text:span text:style-name="T3">[</text:span><text:span text:style-name="T4">D</text:span><text:span text:style-name="T3">]<text:tab/><text:tab/></text:span><text:span text:style-name="T4">A. Dollinger</text:span><text:span text:style-name="T3">. “</text:span><text:span text:style-name="T5">The Bentresh Stela.” </text:span><text:span text:style-name="T6">Egyptian Texts of the Late and Ptolemaic Periods, §3.1.</text:span><text:span text:style-name="T5"> </text:span><text:span text:style-name="T13">Attalus</text:span><text:span text:style-name="T20">. </text:span><text:span text:style-name="T21">Last updated August 1, 2020. Accessed October 18, 2025.</text:span><text:span text:style-name="T20"> </text:span><text:a xlink:type="simple" xlink:href="https://www.attalus.org/egypt/bentresh_stela.html" text:style-name="Internet_20_link" text:visited-style-name="Visited_20_Internet_20_Link"><text:span text:style-name="T20">https://www.attalus.org/egypt/bentresh_stela.html</text:span></text:a></text:p>
      <text:p text:style-name="P16"/>
      <text:p text:style-name="P18"><text:span text:style-name="T20">[</text:span><text:span text:style-name="T19">DB]<text:tab/><text:tab/></text:span><text:span text:style-name="T24">A story designed to make propaganda for the cult of Khonsu (The Bentresh-Stela…). </text:span><text:span text:style-name="T25">In</text:span><text:span text:style-name="T24"> </text:span><text:span text:style-name="T12">Egyptian Reading Book, Vol. </text:span><text:span text:style-name="T14">I</text:span><text:span text:style-name="T12">: Exercises and Middle Egyptian Texts</text:span><text:span text:style-name="T19">. Ed. A. De Buck. </text:span><text:span text:style-name="T22">Nederlandsch Archaeologisch-Philologisch Instituut. </text:span><text:span text:style-name="T19">Leyden (1948). </text:span><text:span text:style-name="T24">106–109.</text:span></text:p>
      <text:p text:style-name="P18"><text:span text:style-name="T24"/></text:p>
      <text:p text:style-name="P19"><text:span text:style-name="T24">[</text:span><text:span text:style-name="T19">L]<text:tab/><text:tab/>III. Two Pseudepigrapha: The Bentresh Stela. In </text:span><text:span text:style-name="T12">Ancient Egyptian Literature, </text:span><text:span text:style-name="T14">Vol. III: The Late Period. </text:span><text:span text:style-name="T26">Trans. M. Lichtheim. University of California Press. Berkeley (1980). 90</text:span><text:span text:style-name="T24">–</text:span><text:span text:style-name="T26">93.</text:span></text:p>
      <text:p text:style-name="P17"/>
      <text:p text:style-name="P8"><text:span text:style-name="T23">[N]<text:tab/><text:tab/>M.-J. Nederhof. “Bentresh Stela.” Last updated November 4, 2006. </text:span><text:a xlink:type="simple" xlink:href="https://mqtrinh.github.io/other/egyptian/middle-egyptian/bentresh-stela_trans-nederhof.pdf" text:style-name="Internet_20_link" text:visited-style-name="Visited_20_Internet_20_Link"><text:span text:style-name="T23">https://mqtrinh.github.io/other/egyptian/middle-egyptian/bentresh-stela_trans-nederhof.pdf</text:span></text:a></text:p>
      <text:p text:style-name="P5"/>
      <text:p text:style-name="P6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11"><text:span text:style-name="T28">10</text:span>/1<text:span text:style-name="T28">9</text:span>/25</text:p>
      <text:p text:style-name="P10"/>
      <text:p text:style-name="P10"/>
      <text:p text:style-name="P6"><text:span text:style-name="T17">(1) @</text:span><text:span text:style-name="T18">r</text:span></text:p>
      <text:p text:style-name="P12"/>
      <text:p text:style-name="P12"/>
      <text:p text:style-name="P6"><text:span text:style-name="T15">(</text:span><text:span text:style-name="T16">1</text:span><text:span text:style-name="T15">) </text:span><text:span text:style-name="T11">Horu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officeooo:rsid="006fc487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Bentresh Stela</text:p>
            </table:table-cell>
            <table:table-cell table:style-name="Table1.A1" office:value-type="string">
              <text:p text:style-name="MP3"><text:page-number text:select-page="current">2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643</meta:editing-cycles>
    <meta:print-date>2025-02-09T21:44:00</meta:print-date>
    <meta:creation-date>2025-01-12T21:03:00</meta:creation-date>
    <dc:date>2025-10-20T21:02:49.543278041</dc:date>
    <meta:editing-duration>P3DT21H13M51S</meta:editing-duration>
    <meta:generator>LibreOffice/7.3.7.2$Linux_X86_64 LibreOffice_project/30$Build-2</meta:generator>
    <meta:document-statistic meta:table-count="1" meta:image-count="0" meta:object-count="0" meta:page-count="2" meta:paragraph-count="23" meta:word-count="248" meta:character-count="1780" meta:non-whitespace-character-count="1551"/>
    <meta:user-defined meta:name="AppVersion">16.0000</meta:user-defined>
    <meta:template xlink:type="simple" xlink:actuate="onRequest" xlink:title="Normal" xlink:href=""/>
  </office:meta>
</office:document-meta>
</file>